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077cbe" officeooo:paragraph-rsid="00077cbe"/>
    </style:style>
    <style:style style:name="P2" style:family="paragraph" style:parent-style-name="Standard">
      <style:text-properties officeooo:rsid="00085191" officeooo:paragraph-rsid="00085191"/>
    </style:style>
    <style:style style:name="P3" style:family="paragraph" style:parent-style-name="Standard">
      <style:text-properties officeooo:rsid="00085191" officeooo:paragraph-rsid="000a0e64"/>
    </style:style>
    <style:style style:name="P4" style:family="paragraph" style:parent-style-name="Standard">
      <style:text-properties fo:font-weight="bold" officeooo:rsid="00077cbe" officeooo:paragraph-rsid="00077cbe" style:font-weight-asian="bold" style:font-weight-complex="bold"/>
    </style:style>
    <style:style style:name="P5" style:family="paragraph" style:parent-style-name="Standard">
      <style:text-properties fo:font-weight="bold" officeooo:rsid="0008df0d" officeooo:paragraph-rsid="0008df0d" style:font-weight-asian="bold" style:font-weight-complex="bold"/>
    </style:style>
    <style:style style:name="P6" style:family="paragraph" style:parent-style-name="Standard">
      <style:text-properties fo:font-weight="bold" officeooo:rsid="00085191" officeooo:paragraph-rsid="00085191" style:font-weight-asian="bold" style:font-weight-complex="bold"/>
    </style:style>
    <style:style style:name="P7" style:family="paragraph" style:parent-style-name="Standard">
      <style:text-properties fo:font-weight="bold" officeooo:rsid="00173964" officeooo:paragraph-rsid="00173964" style:font-weight-asian="bold" style:font-weight-complex="bold"/>
    </style:style>
    <style:style style:name="P8" style:family="paragraph" style:parent-style-name="Standard">
      <style:text-properties officeooo:rsid="000a0e64" officeooo:paragraph-rsid="000a0e64"/>
    </style:style>
    <style:style style:name="P9" style:family="paragraph" style:parent-style-name="Standard">
      <style:text-properties fo:font-size="14pt" fo:font-weight="bold" officeooo:rsid="00077cbe" officeooo:paragraph-rsid="00077cbe" style:font-size-asian="14pt" style:font-weight-asian="bold" style:font-size-complex="14pt" style:font-weight-complex="bold"/>
    </style:style>
    <style:style style:name="P10" style:family="paragraph" style:parent-style-name="Standard">
      <style:text-properties officeooo:paragraph-rsid="001473bb"/>
    </style:style>
    <style:style style:name="P11" style:family="paragraph" style:parent-style-name="Standard">
      <style:text-properties fo:font-weight="normal" officeooo:rsid="00173964" officeooo:paragraph-rsid="00192f72" style:font-weight-asian="normal" style:font-weight-complex="normal"/>
    </style:style>
    <style:style style:name="P12" style:family="paragraph" style:parent-style-name="Standard">
      <style:text-properties officeooo:rsid="001961ec" officeooo:paragraph-rsid="001961ec"/>
    </style:style>
    <style:style style:name="P13" style:family="paragraph" style:parent-style-name="Standard">
      <loext:graphic-properties draw:fill="solid" draw:fill-color="#ffffff"/>
      <style:paragraph-properties fo:margin-top="0in" fo:margin-bottom="0in" loext:contextual-spacing="false" fo:line-height="100%" fo:background-color="#ffffff"/>
      <style:text-properties officeooo:rsid="001961ec" officeooo:paragraph-rsid="001961ec"/>
    </style:style>
    <style:style style:name="P14" style:family="paragraph" style:parent-style-name="Standard">
      <loext:graphic-properties draw:fill="solid" draw:fill-color="#ffffff"/>
      <style:paragraph-properties fo:margin-top="0in" fo:margin-bottom="0in" loext:contextual-spacing="false" fo:line-height="100%" fo:background-color="#ffffff"/>
      <style:text-properties officeooo:paragraph-rsid="001961ec"/>
    </style:style>
    <style:style style:name="T1" style:family="text">
      <style:text-properties officeooo:rsid="00085191"/>
    </style:style>
    <style:style style:name="T2" style:family="text">
      <style:text-properties officeooo:rsid="000a0e64"/>
    </style:style>
    <style:style style:name="T3" style:family="text">
      <style:text-properties officeooo:rsid="000cfa48"/>
    </style:style>
    <style:style style:name="T4" style:family="text">
      <style:text-properties officeooo:rsid="000d384a"/>
    </style:style>
    <style:style style:name="T5" style:family="text">
      <style:text-properties officeooo:rsid="001473bb"/>
    </style:style>
    <style:style style:name="T6" style:family="text">
      <style:text-properties officeooo:rsid="00192f72"/>
    </style:style>
    <style:style style:name="T7" style:family="text">
      <style:text-properties fo:color="#212121" style:font-name="Arial" style:font-name-asian="Times New Roman" style:font-name-complex="Arial1"/>
    </style:style>
    <style:style style:name="T8" style:family="text">
      <style:text-properties fo:color="#000000" style:font-name="Arial" style:font-name-asian="Times New Roman" style:font-name-complex="Arial1"/>
    </style:style>
    <style:style style:name="T9" style:family="text">
      <style:text-properties fo:color="#000000" style:font-name="Arial" officeooo:rsid="001961ec" style:font-name-asian="Times New Roman" style:font-name-complex="Arial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eblinks to Maps and Project</text:p>
      <text:p text:style-name="P1"/>
      <text:p text:style-name="P5"><text:bookmark-start text:name="__DdeLink__304_1049969399"/>Predicted Stream Health in Connecticut<text:bookmark-end text:name="__DdeLink__304_1049969399"/></text:p>
      <text:p text:style-name="P1"/>
      <text:p text:style-name="P1"><text:bookmark-start text:name="__DdeLink__308_1049969399"/><text:a xlink:type="simple" xlink:href="https://marybecker.github.io/CT_MMI_StreamModel/" text:style-name="Internet_20_link" text:visited-style-name="Visited_20_Internet_20_Link">https://marybecker.github.io/CT_MMI_StreamModel/</text:a><text:bookmark-end text:name="__DdeLink__308_1049969399"/></text:p>
      <text:p text:style-name="P1"/>
      <text:p text:style-name="P1"><text:bookmark-start text:name="__DdeLink__310_1049969399"/><text:a xlink:type="simple" xlink:href="https://doi.org/10.1007/s00267-013-0033-9" text:style-name="Internet_20_link" text:visited-style-name="Visited_20_Internet_20_Link">https://doi.org/10.1007/s00267-013-0033-9</text:a><text:bookmark-end text:name="__DdeLink__310_1049969399"/></text:p>
      <text:p text:style-name="P1"/>
      <text:p text:style-name="P1"><text:bookmark-start text:name="__DdeLink__306_1049969399"/>Alteration of landscape condition has a negative impact on stream biology. Bellucci et al. 2013 developed and evaluated models using an information theoretic approach to predict stream health. This information can be used to support conservation of healthy waters across the State. The map displays the predicted stream health for Connecticut stream catchments drawn at a 1:100,000 scale.<text:bookmark-end text:name="__DdeLink__306_1049969399"/></text:p>
      <text:p text:style-name="P1"/>
      <text:p text:style-name="P4">Cold Water Habitat in Connecticut</text:p>
      <text:p text:style-name="P1"/>
      <text:p text:style-name="P1"><text:a xlink:type="simple" xlink:href="https://ctdeepwatermonitoring.github.io/ColdWaterHab/" text:style-name="Internet_20_link" text:visited-style-name="Visited_20_Internet_20_Link">https://ctdeepwatermonitoring.github.io/ColdWaterHab/</text:a></text:p>
      <text:p text:style-name="P1"/>
      <text:p text:style-name="P1"><text:bookmark-start text:name="__DdeLink__0_1049969399"/><text:a xlink:type="simple" xlink:href="https://doi.org/10.1080/02755947.2013.855280" text:style-name="Internet_20_link" text:visited-style-name="Visited_20_Internet_20_Link">https://doi.org/10.1080/02755947.2013.855280</text:a> <text:bookmark-end text:name="__DdeLink__0_1049969399"/></text:p>
      <text:p text:style-name="P1"/>
      <text:p text:style-name="P3"><text:a xlink:type="simple" xlink:href="https://marybecker.github.io/BioVariability/" text:style-name="Internet_20_link" text:visited-style-name="Visited_20_Internet_20_Link">https://marybecker.github.io/BioVariability/</text:a> </text:p>
      <text:p text:style-name="P1"/>
      <text:p text:style-name="P1"><text:bookmark-start text:name="__DdeLink__312_1049969399"/><text:span text:style-name="T4">Cold water habitat is a vital resource that supports native species such as wild brook trout and slimy sculpin in Connecticut. <text:s/>Cold water habitat in Connecticut is threatened by land use change, dams, culverts and climate change. <text:s/></text:span>The map displays cold water sites and supporting habitat. Cold water habitat was determined using available fish and water temperature data collected by the CT DEEP Monitoring and Assessment and Inland Fisheries Programs <text:span text:style-name="T5">and temperature thresholds identified by Beauchene et al. 2014</text:span>. The analysis to date includes years 1988 - 2019. <text:bookmark-end text:name="__DdeLink__312_1049969399"/></text:p>
      <text:p text:style-name="P1"/>
      <text:p text:style-name="P6"><text:span text:style-name="T3">Connecticut </text:span>Stream <text:span text:style-name="T2">F</text:span>low Classifications Methodology</text:p>
      <text:p text:style-name="P2"/>
      <text:p text:style-name="P10"><text:bookmark-start text:name="__DdeLink__315_1049969399"/><text:span text:style-name="T1">The State of Connecticut Stream Flow Standards and Regulations (Section 26-141b-1 to 26-141b-8 of the Regulations of Connecticut State Agencies) define four stream flow class standards. <text:s/>The regulations include consideration of 18 factors when adopting river or stream system classifications. </text:span><text:s text:c="2"/><text:span text:style-name="T5">Becker &amp; Bellucci 2016 developed a methodology to identify a proposed stream flow class for public comment. <text:s/>The stream flow classification of a stream or river segment is based on ecological conditions and human use characteristics, and determines flow management goals and applicable flow standards for that segment. <text:s/>The final map includes input provided during the public comment period.</text:span><text:bookmark-end text:name="__DdeLink__315_1049969399"/></text:p>
      <text:p text:style-name="P2"/>
      <text:p text:style-name="P2"><text:bookmark-start text:name="__DdeLink__317_1049969399"/><text:a xlink:type="simple" xlink:href="https://ctdeep.maps.arcgis.com/apps/Minimalist/index.html?appid=97f2377907824234ae9e5b964ddc28c3" text:style-name="Internet_20_link" text:visited-style-name="Visited_20_Internet_20_Link">https://ctdeep.maps.arcgis.com/apps/Minimalist/index.html?appid=97f2377907824234ae9e5b964ddc28c3</text:a><text:bookmark-end text:name="__DdeLink__317_1049969399"/></text:p>
      <text:p text:style-name="P2"/>
      <text:p text:style-name="P2">https://portal.ct.gov/-/media/DEEP/water/watershed_management/flowstandards/StreamflowClassProcess050216updatepdf.pdf?la=en</text:p>
      <text:p text:style-name="P2"/>
      <text:p text:style-name="P7"><text:bookmark-start text:name="__DdeLink__319_1049969399"/>Diatoms as Ecological Indicators of Trophic Conditions<text:bookmark-end text:name="__DdeLink__319_1049969399"/></text:p>
      <text:p text:style-name="P7"/>
      <text:p text:style-name="P11"><text:bookmark-start text:name="__DdeLink__321_1049969399"/>Anthropogenic phosphorus is a major driver of cultural eutrophication in rivers and streams, leading to numerous water quality impairments, including detrimental shifts in biological communities. <text:s/><text:span text:style-name="T6">Eplithic diatoms are a type of algae that respond to changes in trophic conditions. <text:s/>Becker et al. 2018 </text:span><text:soft-page-break/><text:span text:style-name="T6">demonstrated that diatom tolerance metrics can be used effectively in a weight of evidence approach to identify phosphorus as a cause of water quality impairment in Connecticut.</text:span><text:bookmark-end text:name="__DdeLink__321_1049969399"/></text:p>
      <text:p text:style-name="P8"/>
      <text:p text:style-name="P8"><text:a xlink:type="simple" xlink:href="https://doi.org/10.1016/j.ecolind.2018.05.046" text:style-name="Internet_20_link" text:visited-style-name="Visited_20_Internet_20_Link">https://doi.org/10.1016/j.ecolind.2018.05.046</text:a></text:p>
      <text:p text:style-name="P8"/>
      <text:p text:style-name="P8"><text:a xlink:type="simple" xlink:href="https://github.com/marybecker/DiatomTPMetrics" text:style-name="Internet_20_link" text:visited-style-name="Visited_20_Internet_20_Link">https://github.com/marybecker/DiatomTPMetrics</text:a></text:p>
      <text:p text:style-name="P8"/>
      <text:p text:style-name="P8"/>
      <text:p text:style-name="P12">About</text:p>
      <text:p text:style-name="P12"/>
      <text:p text:style-name="P14"><text:bookmark-start text:name="__DdeLink__374_1049969399"/><text:span text:style-name="T9">I</text:span><text:span text:style-name="T8"> a</text:span><text:span text:style-name="T9">m</text:span><text:span text:style-name="T8"> senior environmental analyst in the </text:span><text:span text:style-name="T9">Water </text:span><text:span text:style-name="T8">Monitoring and Assessment program at </text:span><text:span text:style-name="T9">the </text:span><text:span text:style-name="T8">CT </text:span><text:span text:style-name="T9">Dept. of Energy and Environmental Protection. <text:s/>I received BA and MA </text:span><text:span text:style-name="T8">degrees from Clark University in Environmental Science and Policy and </text:span><text:span text:style-name="T9">am </text:span><text:span text:style-name="T8">working towards a </text:span><text:span text:style-name="T9">MS certificate (maybe MS degree)</text:span><text:span text:style-name="T8"> in Digital Mapping from the University of Kentucky. </text:span><text:span text:style-name="T9">My</text:span><text:span text:style-name="T8"> research at DEEP is focused on causal assessment in river and streams and better integration of science into policy-based decision making. </text:span><text:span text:style-name="T9">I am</text:span><text:span text:style-name="T8"> dedicated to using and developing open source tools to</text:span></text:p>
      <text:p text:style-name="P13"><text:span text:style-name="T7">facilitate open, repeatable and transparent science.</text:span><text:bookmark-end text:name="__DdeLink__374_1049969399"/></text:p>
      <text:p text:style-name="P8"/>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09:05:56.551215106</meta:creation-date>
    <dc:date>2020-04-18T23:40:28.090586637</dc:date>
    <meta:editing-duration>PT1H20M37S</meta:editing-duration>
    <meta:editing-cycles>2</meta:editing-cycles>
    <meta:generator>LibreOffice/6.0.7.3$Linux_X86_64 LibreOffice_project/00m0$Build-3</meta:generator>
    <meta:document-statistic meta:table-count="0" meta:image-count="0" meta:object-count="0" meta:page-count="2" meta:paragraph-count="21" meta:word-count="444" meta:character-count="3456" meta:non-whitespace-character-count="3020"/>
  </office:meta>
</office:document-meta>
</file>